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5pt" officeooo:rsid="000646a9" officeooo:paragraph-rsid="000646a9" style:font-size-asian="25pt" style:font-size-complex="25pt"/>
    </style:style>
    <style:style style:name="P2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officeooo:rsid="000794c0" officeooo:paragraph-rsid="000794c0" style:font-size-asian="16pt" style:font-size-complex="16pt"/>
    </style:style>
    <style:style style:name="P3" style:family="paragraph" style:parent-style-name="Standard">
      <style:paragraph-properties fo:text-align="justify" style:justify-single-word="false"/>
      <style:text-properties fo:font-size="16pt" style:text-underline-style="none" officeooo:rsid="0008eba0" officeooo:paragraph-rsid="0008eba0" style:font-size-asian="16pt" style:font-size-complex="16pt"/>
    </style:style>
    <style:style style:name="P4" style:family="paragraph" style:parent-style-name="Standard">
      <style:paragraph-properties fo:text-align="start" style:justify-single-word="false"/>
      <style:text-properties fo:font-size="16pt" officeooo:rsid="000646a9" officeooo:paragraph-rsid="000646a9" style:font-size-asian="14pt" style:font-size-complex="16pt"/>
    </style:style>
    <style:style style:name="P5" style:family="paragraph" style:parent-style-name="Standard">
      <style:paragraph-properties fo:text-align="start" style:justify-single-word="false"/>
      <style:text-properties fo:font-size="16pt" officeooo:rsid="00101fee" officeooo:paragraph-rsid="00101fee" style:font-size-asian="14pt" style:font-size-complex="16pt"/>
    </style:style>
    <style:style style:name="T1" style:family="text">
      <style:text-properties officeooo:rsid="0009e986"/>
    </style:style>
    <style:style style:name="T2" style:family="text">
      <style:text-properties officeooo:rsid="000bd059"/>
    </style:style>
    <style:style style:name="T3" style:family="text">
      <style:text-properties officeooo:rsid="000c944a"/>
    </style:style>
    <style:style style:name="T4" style:family="text">
      <style:text-properties officeooo:rsid="000d8d69"/>
    </style:style>
    <style:style style:name="T5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ettkampferfassung und -auswertung beim Kanusport mittels eines kostenlos <text:span text:style-name="T4">einrichtbaren</text:span> Softwaresystems</text:p>
      <text:p text:style-name="P5"><text:span text:style-name="T5">Kategorie:</text:span> Mathematik/Informatik</text:p>
      <text:p text:style-name="P4"/>
      <text:p text:style-name="P2">Kurzbeschreibung</text:p>
      <text:p text:style-name="P2"/>
      <text:p text:style-name="P3">Zeitmesssysteme für den Kanusport sind teuer und schwer zu installieren <text:span text:style-name="T2">sowie</text:span> einzurichten. Kleinere Vereine, die sich ein solches System nicht leisten können, sind auf Papierlisten für Strafzeiten und die Zeitmessung per Hand angewiesen. Dies bedeutet einen hohen Zeit- und Organisationsaufwand bei Wettbewerben und Testläufen für diese.</text:p>
      <text:p text:style-name="P3">Ziel dieses Projekts ist die Entwicklung eines Softwaresystems, welches dieses Problem vereinfacht. Im Mittelpunkt steht die Entwicklung einer App, welche das Eintragen von Strafzeiten sowie Start- und Zielzeit <text:span text:style-name="T3">für die einzelnen Startnummern und Tore </text:span>mit einem Klick leiste<text:span text:style-name="T3">t</text:span>. <text:span text:style-name="T1">Die in der App erhobenen Daten werden über ein lokales WLAN-Netzwerk unter Zuhilfenahme eines lokalen PHP- und MySQL- kompatiblen Servers mit einem zentralen Laptop synchronisiert. Auf diesem läuft eine eigens entwickelte Desktopanwendung, die alle Daten zusammenführt, jederzeit anzeigt und nach dem Wettkampf mit einem Klick übersichtlich auswertet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5M11S</meta:editing-duration>
    <meta:editing-cycles>14</meta:editing-cycles>
    <meta:generator>LibreOffice/5.2.3.3$Windows_X86_64 LibreOffice_project/d54a8868f08a7b39642414cf2c8ef2f228f780cf</meta:generator>
    <dc:date>2016-11-08T15:30:53.756000000</dc:date>
    <meta:document-statistic meta:table-count="0" meta:image-count="0" meta:object-count="0" meta:page-count="1" meta:paragraph-count="5" meta:word-count="144" meta:character-count="1116" meta:non-whitespace-character-count="977"/>
    <meta:user-defined meta:name="Info 1"/>
    <meta:user-defined meta:name="Info 2"/>
    <meta:user-defined meta:name="Info 3"/>
    <meta:user-defined meta:name="Info 4"/>
  </office:meta>
</office:document-meta>
</file>